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8d59" officeooo:paragraph-rsid="00148d59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48d59"/>
    </style:style>
    <style:style style:name="T1" style:family="text">
      <style:text-properties officeooo:rsid="00141eb2"/>
    </style:style>
    <style:style style:name="T2" style:family="text">
      <style:text-properties officeooo:rsid="0015f60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holdsfortegnels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x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Table of contents</text:p>
          </text:index-title>
          <text:p text:style-name="P1"><text:a xlink:type="simple" xlink:href="#__RefHeading___Toc5804_518691461" text:style-name="Index_20_Link" text:visited-style-name="Index_20_Link">This is a headlinx<text:tab/>1</text:a></text:p>
          <text:p text:style-name="P1"><text:a xlink:type="simple" xlink:href="#__RefHeading___Toc5806_518691461" text:style-name="Index_20_Link" text:visited-style-name="Index_20_Link">This is another headlinx<text:tab/>1</text:a></text:p>
        </text:index-body>
      </text:table-of-content>
      <text:p text:style-name="P4"/>
      <text:h text:style-name="Heading_20_1" text:outline-level="1"><text:bookmark-start text:name="__RefHeading___Toc5804_518691461"/>This is <text:span text:style-name="T1">a</text:span> headline<text:bookmark-end text:name="__RefHeading___Toc5804_518691461"/></text:h>
      <text:h text:style-name="Heading_20_1" text:outline-level="1"><text:bookmark-start text:name="__RefHeading___Toc5806_518691461"/>This is <text:span text:style-name="T1">another</text:span> headline<text:bookmark-end text:name="__RefHeading___Toc5806_51869146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3T08:08:07.609000000</meta:creation-date>
    <dc:title>Min standard</dc:title>
    <meta:editing-duration>PT20M23S</meta:editing-duration>
    <meta:editing-cycles>7</meta:editing-cycles>
    <meta:generator>LibreOfficeDev/7.6.0.0.alpha0$Linux_X86_64 LibreOffice_project/17a2d669e4724287b7c330ff3a872825320f3407</meta:generator>
    <meta:initial-creator>Lars Jødal</meta:initial-creator>
    <dc:date>2023-03-07T13:58:02.438579496</dc:date>
    <meta:document-statistic meta:table-count="0" meta:image-count="0" meta:object-count="0" meta:page-count="1" meta:paragraph-count="5" meta:word-count="21" meta:character-count="105" meta:non-whitespace-character-count="89"/>
    <meta:template xlink:type="simple" xlink:actuate="onRequest" xlink:title="Min standard" xlink:href="../../../../C:/Users/Lars%20J/AppData/Roaming/LibreOffice/4/user/template/Min%20standard.ott" meta:date="2017-02-13T08:08:07.328000000"/>
  </office:meta>
</office:document-meta>
</file>